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office:automatic-styles>
    <style:style style:name="T1" style:family="text">
      <style:text-properties fo:font-weight="bold"/>
    </style:style>
    <style:style style:name="T2" style:family="text"/>
  </office:automatic-styles>
  <office:body>
    <office:text>
      <text:p text:style-name="Normal"><text:span text:style-name="T1">Alcance de la solución </text:span></text:p>
      <text:p text:style-name="Normal"/>
      <text:p text:style-name="Normal"><text:span text:style-name="T2">El sistema se encarga de monitorear el ciclo de vida de los pedidos que se realizan a la pizzería, el stock de las materias primas. Es responsable también de la optimización del uso del horno, la estimación de lapsos de producción y entrega. Por último, el sistema es capaz de conservar un registro de los eventos de interés con fines estadísticos. </text:span></text:p>
      <text:p text:style-name="Normal"/>
      <text:p text:style-name="Normal"><text:span text:style-name="T2">En el caso de los pedidos realizados remotamente (vía Web o SMS), el sistema se encarga también de su ingreso. Para los pedidos realizados de forma directa (ya sea a un mesero o llamando por teléfono) el encargado de pedidos será responsable de esta tarea.</text:span></text:p>
      <text:p text:style-name="Normal"/>
      <text:p text:style-name="Normal"><text:span text:style-name="T2">Desde el momento del ingreso de los pedidos, el sistema verifica su factibilidad en función del stock de insumos y de disponibilidad de productos preparados con antelación. Una vez ingresados los pedidos, el sistema actualiza la información de stock inmediatamente (y atómicamente junto con la inserción del pedido). A continuación se inserta el pedido en la cola (según una política predefinida por el encargado) y se presenta a quien ingresó el pedido (usuario o encargado) una estimación de la demora en la preparación del pedido.</text:span></text:p>
      <text:p text:style-name="Normal"/>
      <text:p text:style-name="Normal"><text:span text:style-name="T2">Dentro de la cocina, los maestros pizzero y empanadero tienen acceso al sistema en el cual pueden observar los pedidos que deben preparar e indicar su estado de preparación (en espera, preparado, en el horno, listo). El sistema les indica también qué sector del horno corresponde para la cocción del pedido. Tras la preparación, si el pedido debe ser entregado el sistema continúa monitoreando su estado y la demora en la entrega, tras la cual se recibe una notificación por parte del delivery.</text:span></text:p>
      <text:p text:style-name="Normal"/>
      <text:p text:style-name="Normal"><text:span text:style-name="T2">En todo momento el encargado puede cancelar pedidos, así como los usuarios pueden consultar el estado de los mismos (vía Web y por SMS). También se puede actualizar el stock de insumos y consultar las estadísticas y algunos índices del rendimiento del proceso de producción <text:s/>y entrega.</text:span></text:p>
      <text:p text:style-name="Normal"/>
      <text:p text:style-name="Normal"><text:span text:style-name="T2">El sistema NO es responsable 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office:font-face-decls>
  <office:styles>
    <style:style style:name="Normal" style:family="paragraph">
      <style:paragraph-properties fo:text-align="left" fo:background-color="transparent" fo:widows="2" fo:margin-left="0pt" fo:margin-right="0pt" fo:margin-top="0pt" fo:margin-bottom="0pt"/>
      <style:text-properties fo:color="#000000" style:font-name="Times New Roman" fo:font-size="12pt" fo:language="es" fo:country="ES"/>
    </style:style>
  </office:styles>
  <office:automatic-styles>
    <style:page-layout style:name="Standard">
      <style:page-layout-properties fo:page-width="210.000000mm" fo:page-height="297.000000mm" style:print-orientation="portrait" fo:margin-top="0.5000in" fo:margin-bottom="0.5000in" fo:margin-left="1.0000in" fo:margin-right="1.0000in"/>
      <style:header-style>
        <style:header-footer-properties svg:height="1.270000cm"/>
      </style:header-style>
      <style:footer-style>
        <style:header-footer-properties svg:height="1.270000cm"/>
      </style:footer-style>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AbiWord</meta:generator>
  </office:meta>
</office:document-meta>
</file>